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officeooo:rsid="001fa2f1" officeooo:paragraph-rsid="001fa2f1"/>
    </style:style>
    <style:style style:name="P2" style:family="paragraph" style:parent-style-name="Standard">
      <style:text-properties officeooo:rsid="001fa2f1" officeooo:paragraph-rsid="00215c5f"/>
    </style:style>
    <style:style style:name="P3" style:family="paragraph" style:parent-style-name="Standard">
      <style:text-properties officeooo:rsid="001fed82" officeooo:paragraph-rsid="001fed82"/>
    </style:style>
    <style:style style:name="P4" style:family="paragraph" style:parent-style-name="Standard">
      <style:text-properties officeooo:rsid="001fed82" officeooo:paragraph-rsid="00215c5f"/>
    </style:style>
    <style:style style:name="T1" style:family="text">
      <style:text-properties officeooo:rsid="00215c5f"/>
    </style:style>
    <style:style style:name="T2" style:family="text">
      <style:text-properties officeooo:rsid="00228c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TRE : Pas d’interface graphique installée sur le pc où le logiciel est lancé.</text:p>
      <text:p text:style-name="P1">ACTEUR : Utilisateur.</text:p>
      <text:p text:style-name="P1">TYPE : Scenario d’erreur.</text:p>
      <text:p text:style-name="P3">PRECONDITION : Aucune.</text:p>
      <text:p text:style-name="P3">POSTCONDITION : Message d’erreur s’affiche et le logiciel n’est pas lancée.</text:p>
      <text:p text:style-name="P1">DESCRIPTIF : </text:p>
      <text:p text:style-name="P1"><text:tab/>1. L’utilisateur lance le logiciel.</text:p>
      <text:p text:style-name="P1"><text:tab/>2. On avertit l’utilisateur qu’il n’y a pas d’interface graphique installée.</text:p>
      <text:p text:style-name="P1">CAS REFERENCE :<text:tab/>aucun.</text:p>
      <text:p text:style-name="P1"/>
      <text:p text:style-name="P2">TITRE : <text:span text:style-name="T1">Adresse IP4/6 entrée incorrect</text:span></text:p>
      <text:p text:style-name="P2">ACTEUR : Utilisateur.</text:p>
      <text:p text:style-name="P2">TYPE : Scenario d’erreur.</text:p>
      <text:p text:style-name="P4">PRECONDITION : <text:span text:style-name="T1">Avoir créée une machine ou une passerelle.</text:span></text:p>
      <text:p text:style-name="P4">POSTCONDITION : Message d’erreur s’affiche <text:span text:style-name="T2">et l’adresse entrée n’est pas assignée.</text:span></text:p>
      <text:p text:style-name="P2">DESCRIPTIF : </text:p>
      <text:p text:style-name="P2"><text:tab/>1. L’<text:span text:style-name="T1">adresse que l’utilisateur à entrée est incorrect.</text:span></text:p>
      <text:p text:style-name="P2"><text:tab/>2. <text:span text:style-name="T1">On avertit l’utilisateur que l’adresse entrée est incorrect.</text:span></text:p>
      <text:p text:style-name="P2">CAS REFERENCE :<text:tab/><text:span text:style-name="T1">Créer une machine, créer une passerel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iberation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8T10:26:02.612176639</meta:creation-date>
    <dc:date>2016-11-18T10:48:01.514882821</dc:date>
    <meta:editing-duration>PT11M47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1" meta:paragraph-count="18" meta:word-count="118" meta:character-count="781" meta:non-whitespace-character-count="675"/>
  </office:meta>
</office:document-meta>
</file>